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cb4f"/>
    </style:style>
    <style:style style:name="T1" style:family="text">
      <style:text-properties officeooo:rsid="001ecb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Emphasis"><text:tab/><text:tab/><text:tab/><text:tab/><text:tab/></text:span><text:span text:style-name="Emphasis"><text:span text:style-name="T1">Alumno del mes</text:span></text:span></text:p>
      <text:p text:style-name="Text_20_body"><text:span text:style-name="Strong_20_Emphasis"><text:span text:style-name="T1">Marc Triay Orfila</text:span></text:span></text:p>
      <text:p text:style-name="Text_20_body"><text:span text:style-name="Emphasis">Con gratitud y admiración, la institución </text:span><text:span text:style-name="Emphasis"><text:span text:style-name="T1">Joan Ramis</text:span></text:span><text:span text:style-name="Emphasis"> otorga este diploma en honor a la destacada excelencia demostrada por </text:span><text:span text:style-name="Emphasis"><text:span text:style-name="T1">Marc Triay Orfila</text:span></text:span><text:span text:style-name="Emphasis">. Su compromiso con la excelencia académica y su positivo impacto en sus compañeros hacen de él un modelo a seguir para toda la comunidad estudiantil. Felicitaciones por este logro notable</text:span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><text:span text:style-name="T1">Alumno del mes</text:span></text:span></text:p>
      <text:p text:style-name="Text_20_body"><text:span text:style-name="Emphasis">Otorgado en un a sus logros y dedicación </text:span><text:span text:style-name="Emphasis"><text:span text:style-name="T1">ha podido recibirlo</text:span></text:span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Fecha: </text:span><text:span text:style-name="Strong_20_Emphasis"><text:span text:style-name="T1">05/06/2024</text:span></text:span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>Firma: <text:s/></text:span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><text:span text:style-name="T1">Joana Palliser</text:span></text:span></text:p>
      <text:p text:style-name="P1"><text:span text:style-name="Emphasis"><text:span text:style-name="T1">Te doy mi enorhabuena</text:span></text:span></text:p>
      <text:p text:style-name="Text_20_body"><text:span text:style-name="Emphasis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2:26:53.936410146</meta:creation-date>
    <dc:date>2023-11-27T12:35:33.878450058</dc:date>
    <meta:editing-duration>PT8M40S</meta:editing-duration>
    <meta:editing-cycles>1</meta:editing-cycles>
    <meta:document-statistic meta:table-count="0" meta:image-count="0" meta:object-count="0" meta:page-count="1" meta:paragraph-count="9" meta:word-count="81" meta:character-count="498" meta:non-whitespace-character-count="419"/>
    <meta:generator>LibreOffice/7.3.7.2$Linux_X86_64 LibreOffice_project/30$Build-2</meta:generator>
  </office:meta>
</office:document-meta>
</file>